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ImageHandlerGraphics2D.getSupportedImag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Graphics2D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Graphics2D.getSupportedImageFlav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ImageHandlerGraphics2D.generateDataObjectInfo( AFPRendererImageInfo rendererImage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FPImageHandlerGraphics2D.createDataObjec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